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d9c" officeooo:paragraph-rsid="000ecd9c"/>
    </style:style>
    <style:style style:name="P2" style:family="paragraph" style:parent-style-name="Text_20_body">
      <style:text-properties officeooo:rsid="000ecd9c" officeooo:paragraph-rsid="000ecd9c"/>
    </style:style>
    <style:style style:name="P3" style:family="paragraph" style:parent-style-name="Text_20_body">
      <style:text-properties officeooo:rsid="00115233" officeooo:paragraph-rsid="00115233"/>
    </style:style>
    <style:style style:name="P4" style:family="paragraph" style:parent-style-name="Subtitle">
      <style:text-properties style:text-underline-style="solid" style:text-underline-width="auto" style:text-underline-color="font-color"/>
    </style:style>
    <style:style style:name="P5" style:family="paragraph" style:parent-style-name="Heading_20_2">
      <style:text-properties officeooo:rsid="000ecd9c" officeooo:paragraph-rsid="000ecd9c"/>
    </style:style>
    <style:style style:name="P6" style:family="paragraph" style:parent-style-name="Heading_20_2">
      <style:text-properties officeooo:rsid="00109c48" officeooo:paragraph-rsid="00109c48"/>
    </style:style>
    <style:style style:name="P7" style:family="paragraph" style:parent-style-name="Preformatted_20_Text">
      <style:text-properties officeooo:rsid="000ecd9c" officeooo:paragraph-rsid="000ecd9c"/>
    </style:style>
    <style:style style:name="T1" style:family="text">
      <style:text-properties officeooo:rsid="000d1565"/>
    </style:style>
    <style:style style:name="T2" style:family="text">
      <style:text-properties officeooo:rsid="000ecd9c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d1565"/>
    </style:style>
    <style:style style:name="T5" style:family="text">
      <style:text-properties style:font-name="Liberation Serif" officeooo:rsid="00109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nual para funcionamiento luego de reinicio del servidor <text:span text:style-name="T2">(Windows)</text:span></text:p>
      <text:h text:style-name="Heading_20_2" text:outline-level="2"><text:span text:style-name="T1">Para MySQL:</text:span></text:h>
      <text:p text:style-name="P2">Para instalar MySQL como un servicio, hay que ejecutar el siguiente comando:</text:p>
      <text:p text:style-name="P7"><text:span text:style-name="Source_20_Text">C:\&gt; "C:\Program Files\MySQL\MySQL Server 5.5\bin\mysqld" --install</text:span></text:p>
      <text:p text:style-name="P2">Al instalarse como servicio, Windows lo corre al inicio y lo detiene al apagarse.</text:p>
      <text:h text:style-name="P5" text:outline-level="2"><text:span text:style-name="T1">Para Redis:</text:span></text:h>
      <text:p text:style-name="P2">Para instalar Redis como un servicio, hay que ejecutar el siguiente comando:</text:p>
      <text:p text:style-name="P2"><text:span text:style-name="Source_20_Text">redis-server --service-install redis.windows.conf --loglevel verbose</text:span></text:p>
      <text:p text:style-name="P1"><text:span text:style-name="T3">Al ejecutarse el comando, Redis tambien habra quedado instalado como servicio y se iniciara al inicio de Windows, como tambien se cerrara al apagarse.</text:span></text:p>
      <text:h text:style-name="P6" text:outline-level="2"><text:span text:style-name="T4">P</text:span><text:span text:style-name="T3">ara AsesorApp:</text:span></text:h>
      <text:p text:style-name="P3"><text:span text:style-name="T5">F</text:span><text:span text:style-name="T3">ue dificil encontrar un tutorial que realmente sirva, intentamos con Procrun pero no se pudo, y al final dimos con este:<text:line-break/></text:span><text:a xlink:type="simple" xlink:href="http://www.iamjonas.me/2013/11/jar-as-service-on-windows.html" text:style-name="Internet_20_link" text:visited-style-name="Visited_20_Internet_20_Link"><text:span text:style-name="T3">http://www.iamjonas.me/2013/11/jar-as-service-on-windows.html</text:span></text:a></text:p>
      <text:p text:style-name="P3"><text:span text:style-name="T3">Hay que seguir los pasos pero con el .jar de AsesorApp, que tiene que estar previamente compilado.</text:span></text:p>
      <text:p text:style-name="P3"><text:span text:style-name="T3"/></text:p>
      <text:p text:style-name="P3"><text:span text:style-name="T3">Con esos tres servicios instalados, ya queda andando todo e inicia solo al reiniciar el servi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1:27:33.259507007</meta:creation-date>
    <dc:date>2018-02-18T22:42:07.724714487</dc:date>
    <meta:editing-duration>PT43M33S</meta:editing-duration>
    <meta:editing-cycles>1</meta:editing-cycles>
    <meta:document-statistic meta:table-count="0" meta:image-count="0" meta:object-count="0" meta:page-count="1" meta:paragraph-count="13" meta:word-count="146" meta:character-count="1000" meta:non-whitespace-character-count="870"/>
    <meta:generator>LibreOffice/5.1.6.2$Linux_X86_64 LibreOffice_project/10m0$Build-2</meta:generator>
  </office:meta>
</office:document-meta>
</file>